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F400000112A2E74F07B2F8DC20.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276000000D3FAD850F3D1D5456E.jpg" manifest:media-type="image/jpeg"/>
  <manifest:file-entry manifest:full-path="Pictures/1000000000000120000000B299952E0A51E9506A.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0FA0000009B7AFB3EBE52597A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8"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19" style:family="paragraph" style:parent-style-name="Table_20_Contents">
      <style:paragraph-properties fo:margin-left="0cm" fo:margin-right="0cm" fo:margin-top="0cm" fo:margin-bottom="0cm" style:contextual-spacing="false" fo:text-indent="0cm" style:auto-text-indent="false" fo:padding="0cm" fo:border="none"/>
    </style:style>
    <style:style style:name="P20" style:family="paragraph" style:parent-style-name="Table_20_Contents">
      <style:paragraph-properties fo:margin-left="0cm" fo:margin-right="0cm" fo:margin-top="0cm" fo:margin-bottom="0cm" style:contextual-spacing="false" fo:text-indent="0cm" style:auto-text-indent="false"/>
    </style:style>
    <style:style style:name="P21"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22"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2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5"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3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3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2"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3"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fo:font-weight="normal" style:font-weight-asian="normal" style:font-weight-complex="normal"/>
    </style:style>
    <style:style style:name="T4" style:family="text">
      <style:text-properties fo:font-variant="normal" fo:text-transform="none" fo:color="#000000" loext:opacity="100%" style:font-name="verdana" fo:font-size="6.5pt" fo:letter-spacing="normal" fo:font-style="normal" fo:font-weight="normal"/>
    </style:style>
    <style:style style:name="T5" style:family="text">
      <style:text-properties fo:font-variant="normal" fo:text-transform="none" fo:color="#000000" loext:opacity="100%" style:font-name="verdana" fo:font-size="6.5pt" fo:letter-spacing="normal" fo:font-style="normal" fo:font-weight="normal" loext:padding="0cm" loext:border="none"/>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8"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11"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12"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13"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15"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16"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2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2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2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2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2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28" style:family="text">
      <style:text-properties fo:font-variant="normal" fo:text-transform="none" fo:color="#47abd8" loext:opacity="100%" style:font-name="verdana" fo:font-size="6.5pt" fo:letter-spacing="normal" fo:font-style="normal" fo:font-weight="bold" loext:padding="0cm" loext:border="none"/>
    </style:style>
    <style:style style:name="T29" style:family="text">
      <style:text-properties fo:font-variant="normal" fo:text-transform="none" fo:color="#888888" loext:opacity="100%" style:font-name="verdana" fo:font-size="7pt" fo:letter-spacing="normal" fo:font-style="normal" fo:font-weight="normal" loext:padding="0cm" loext:border="none"/>
    </style:style>
    <style:style style:name="T3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31"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32" style:family="text">
      <style:text-properties fo:font-variant="normal" fo:text-transform="none" fo:color="#474d50" loext:opacity="100%" fo:letter-spacing="normal"/>
    </style:style>
    <style:style style:name="T33" style:family="text">
      <style:text-properties fo:font-variant="normal" fo:text-transform="none" fo:color="#474d50" loext:opacity="100%" style:font-name="Arial" fo:font-size="6.5pt" fo:letter-spacing="normal" fo:font-style="normal" fo:font-weight="normal"/>
    </style:style>
    <style:style style:name="T34" style:family="text">
      <style:text-properties fo:font-variant="normal" fo:text-transform="none" fo:color="#474d50" loext:opacity="100%" style:font-name="Arial" fo:font-size="6.5pt" fo:letter-spacing="normal" fo:font-style="italic" fo:font-weight="normal"/>
    </style:style>
    <style:style style:name="T35" style:family="text">
      <style:text-properties fo:background-color="#ffff00" loext:char-shading-value="0"/>
    </style:style>
    <style:style style:name="T36" style:family="text">
      <style:text-properties fo:background-color="#650953" loext:char-shading-value="0"/>
    </style:style>
    <style:style style:name="T37" style:family="text">
      <style:text-properties fo:background-color="#ffffa6" loext:char-shading-value="0"/>
    </style:style>
    <style:style style:name="T38" style:family="text">
      <style:text-properties fo:background-color="#81d41a" loext:char-shading-value="0"/>
    </style:style>
    <style:style style:name="T39" style:family="text">
      <style:text-properties fo:background-color="#ffd8ce" loext:char-shading-value="0"/>
    </style:style>
    <style:style style:name="T40" style:family="text">
      <style:text-properties fo:background-color="#e0c2cd" loext:char-shading-value="0"/>
    </style:style>
    <style:style style:name="T41" style:family="text">
      <style:text-properties fo:background-color="#b4c7dc" loext:char-shading-value="0"/>
    </style:style>
    <style:style style:name="T42" style:family="text">
      <style:text-properties fo:font-style="italic"/>
    </style:style>
    <style:style style:name="T43" style:family="text">
      <style:text-properties fo:font-size="8pt" fo:font-weight="bold"/>
    </style:style>
    <style:style style:name="T44" style:family="text">
      <style:text-properties fo:font-size="8pt" fo:font-weight="normal"/>
    </style:style>
    <style:style style:name="T45" style:family="text">
      <style:text-properties fo:background-color="#ffbf00" loext:char-shading-value="0"/>
    </style:style>
    <style:style style:name="T46" style:family="text">
      <style:text-properties fo:font-weight="bold"/>
    </style:style>
    <style:style style:name="T47"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48" style:family="text">
      <style:text-properties fo:color="#47abd8" loext:opacity="100%" fo:font-weight="bold"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Kapitel 2. Spielräume gestalten</text:h>
      <text:p text:style-name="P9"/>
      <text:p text:style-name="P26"><text:span text:style-name="T4">In Kapitel 1 haben wir uns sehr intensiv mit Ihrer </text:span><text:a xlink:type="simple" xlink:href="https://lernen.goethe.de/moodle/mod/glossary/showentry.php?eid=2015036&amp;displayformat=dictionary" text:style-name="Internet_20_link" text:visited-style-name="Visited_20_Internet_20_Link"><text:span text:style-name="T20">Lehrphilosophie</text:span></text:a><text:span text:style-name="T4">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17">Kontext</text:span></text:a><text:span text:style-name="T4">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17">Lehrphilosophie</text:span></text:a><text:span text:style-name="T4"> jetzt in einem ganz neuen Licht.</text:span></text:p>
      <text:p text:style-name="P26"><text:span text:style-name="T4">Auch </text:span><text:span text:style-name="T6">die </text:span><text:a xlink:type="simple" xlink:href="https://lernen.goethe.de/moodle/mod/glossary/showentry.php?eid=2014994&amp;displayformat=dictionary" text:style-name="Internet_20_link" text:visited-style-name="Visited_20_Internet_20_Link"><text:span text:style-name="T20">Kompetenzen</text:span></text:a><text:span text:style-name="T4">, die für den Lehrberuf wichtig sind, wurden bereits thematisiert. Trotzdem endete Kapitel 1 ohne eine Beschreibung von gutem oder effektivem Lehren. Aus unserer Argumentation sollte deutlich geworden sein, weshalb </text:span><text:span text:style-name="T8">allgemein gültige Empfehlungen für das Handeln von Lehrenden nur bedingt möglich </text:span><text:span text:style-name="T4">sind. Der</text:span><text:span text:style-name="T8"> große Einfluss der Lehrerpersönlichkeit</text:span><text:span text:style-name="T4"> steht dem ebenso entgegen wie die </text:span><text:span text:style-name="T8">Verschiedenartigkeit der Kontexte </text:span><text:span text:style-name="T4">von Unterricht.</text:span></text:p>
      <text:p text:style-name="P26"><text:span text:style-name="T4">Hinzu kommt - wie wir in diesem Kapitel sehen werden - die </text:span><text:span text:style-name="T10">Dynamik</text:span><text:span text:style-name="T4"> des Geschehens. Sie entsteht aus der</text:span><text:span text:style-name="T10"> </text:span><text:a xlink:type="simple" xlink:href="https://lernen.goethe.de/moodle/mod/glossary/showentry.php?eid=2014979&amp;displayformat=dictionary" text:style-name="Internet_20_link" text:visited-style-name="Visited_20_Internet_20_Link"><text:span text:style-name="T26">Interaktion</text:span></text:a><text:span text:style-name="T10"> </text:span><text:span text:style-name="T4">zwischen Ihnen als Lehrperson und den Lernenden sowie dem Austausch innerhalb der Lerngruppe. Durch das sprachliche und nichtsprachliche Handeln bauen alle Beteiligten im Klassenraum </text:span><text:span text:style-name="T10">Beziehungen</text:span><text:span text:style-name="T4"> zueinander auf und wirken gegenseitig aufeinander ein. Und wie jede zwischenmenschliche Begegnung sind auch diese Beziehungen</text:span><text:span text:style-name="T11"> geprägt von individuellen Charaktereigenschaften, Vorstellungen und Wünschen</text:span><text:span text:style-name="T4"> - und damit </text:span><text:span text:style-name="T11">nicht vorhersehbar.</text:span></text:p>
      <text:p text:style-name="P26"><text:span text:style-name="T12">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22">Methode</text:span></text:a><text:span text:style-name="T12"> geben, die unabhängig vom </text:span><text:a xlink:type="simple" xlink:href="https://lernen.goethe.de/moodle/mod/glossary/showentry.php?eid=2015003&amp;displayformat=dictionary" text:style-name="Internet_20_link" text:visited-style-name="Visited_20_Internet_20_Link"><text:span text:style-name="T22">Kontext</text:span></text:a><text:span text:style-name="T12"> erfolgreiches Deutschlernen garantiert</text:span><text:span text:style-name="T4">.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17">Lernziel</text:span></text:a><text:span text:style-name="T4">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12">generelle Handlungsempfehlungen nicht zu besserem Unterricht führen. </text:span><text:span text:style-name="T4">Für Lehrende ist es sinnvoller, wenn sie sich mit solchen</text:span><text:span text:style-name="T13"> didaktisch-methodischen Prinzipien</text:span><text:span text:style-name="T4"> vertraut machen, wie sie Ihnen bereits in Kapitel 1.5. begegnet sind.</text:span></text:p>
      <text:p text:style-name="P4"> </text:p>
      <text:p text:style-name="P9">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4"> </text:p>
      <text:h text:style-name="P3" text:outline-level="4"><text:span text:style-name="T36">HANDLUNGSSPIELRÄUME</text:span> VON LEHRKRÄFTEN</text:h>
      <text:p text:style-name="P26"><text:span text:style-name="T4">Es gehört zu den wichtigsten </text:span><text:a xlink:type="simple" xlink:href="https://lernen.goethe.de/moodle/mod/glossary/showentry.php?eid=2014880&amp;displayformat=dictionary" text:style-name="Internet_20_link" text:visited-style-name="Visited_20_Internet_20_Link"><text:span text:style-name="T17">Aufgaben</text:span></text:a><text:span text:style-name="T4">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17">Curriculum</text:span></text:a><text:span text:style-name="T4">, keinem Lehrwerk und auch keiner wissenschaftlichen Beschreibung abgenommen werden. </text:span><text:span text:style-name="T6">Flexibel und kreativ müssen Sie als Lehrkraft auf die Komplexität von Unterrichtssituationen reagieren. </text:span><text:span text:style-name="T4">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17">Kompetenz</text:span></text:a><text:span text:style-name="T4"> weiterzuentwickeln. Indem wir das Klassenzimmer aus der Perspektive verschiedener Metaphern betrachten, werden wir gemeinsam mit Ihnen die Spielräume für das Handeln von Lehrenden im Deutschunterricht ausleuchten.</text:span></text:p>
      <text:p text:style-name="P4"> </text:p>
      <text:p text:style-name="P9">Bevor wir damit beginnen, möchten wir eine für das Verständnis des gesamten Kapitels 2<text:span text:style-name="T35"> grundlegende Annahme</text:span> offenlegen. Bei unserer Argumentation werden wir immer davon ausgehen, dass die Schülerinnen und Schüler durch den Deutschunterricht befähigt werden sollen, <text:span text:style-name="T35">mit der deutschen Sprache zu handeln.</text:span> Das heißt, sie können andere <text:span text:style-name="T35">verstehen</text:span> und sich anderen gegenüber <text:span text:style-name="T35">verständlich machen.</text:span> Sie können eigene Auffassungen ausdrücken und auf andere eingehen. Sie können deutsche Texte verstehen und Texte auf Deutsch verfassen. Sie können mit Menschen anderer Kulturen sprachlich angemessen umgehen. Kurz, sie <text:span text:style-name="T37">können selbstbewusst am gesellschaftlichen Leben teilnehmen, denn sie haben gelernt zu kommunizieren.</text:span></text:p>
      <text:p text:style-name="P26"><text:span text:style-name="T4">Wir folgen damit einem</text:span><text:span text:style-name="T6"> didaktisch-methodischen Prinzip</text:span><text:span text:style-name="T4">, das in der Fachwissenschaft als</text:span><text:span text:style-name="T14"> </text:span><text:a xlink:type="simple" xlink:href="https://lernen.goethe.de/moodle/mod/glossary/showentry.php?eid=2014958&amp;displayformat=dictionary" text:style-name="Internet_20_link" text:visited-style-name="Visited_20_Internet_20_Link"><text:span text:style-name="T27">Handlungsorientierung</text:span></text:a><text:span text:style-name="T14"> </text:span><text:span text:style-name="T4">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15">Das Lernpotenzial eines handlungsorientierten Unterrichts dagegen liegt vor allem im aktiven Umgang mit der deutschen Sprache im Klassenzimmer. </text:span><text:span text:style-name="T4">Denn nur wenn Lernende sich im Unterrichtsgeschehen als sprachlich – das heißt in Wort und Schrift – Handelnde erfahren, wenn sie geübt haben, Sprache in vielfältigen Situationen zu verwenden, w</text:span><text:span text:style-name="T8">enn sie im Klassenzimmer kommuniziert haben, werden sie auch jenseits des Klassenzimmers handlungsfähig sein.</text:span></text:p>
      <text:p text:style-name="P4"> </text:p>
      <text:h text:style-name="P1" text:outline-level="3">2.1 Zentrale Beziehungen im Unterricht</text:h>
      <text:p text:style-name="P26"><text:span text:style-name="T4">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17">Wissen</text:span></text:a><text:span text:style-name="T4">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17">Aufgaben</text:span></text:a><text:span text:style-name="T4"> und </text:span><text:a xlink:type="simple" xlink:href="https://lernen.goethe.de/moodle/mod/glossary/showentry.php?eid=2015147&amp;displayformat=dictionary" text:style-name="Internet_20_link" text:visited-style-name="Visited_20_Internet_20_Link"><text:span text:style-name="T17">Übungen</text:span></text:a><text:span text:style-name="T4">,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4"> </text:p>
      <text:section text:style-name="Sect1" text:name="AbLernziele">
        <text:p text:style-name="P10">Deshalb möchten wir Sie mit diesem Kapitel dabei unterstützen, dass Sie</text:p>
        <text:list text:style-name="L1">
          <text:list-item>
            <text:p text:style-name="P31">die verschiedenen<text:span text:style-name="T38"> Elemente des Klassenzimmers</text:span> und ihre <text:span text:style-name="T38">Beziehungen</text:span> zueinander wahrnehmen,</text:p>
          </text:list-item>
          <text:list-item>
            <text:p text:style-name="P31">besser verstehen, welche <text:span text:style-name="T38">Spielräume</text:span> sich Ihnen ergeben, wenn Sie die Beziehungen zwischen den Elementen verändern,</text:p>
          </text:list-item>
          <text:list-item>
            <text:p text:style-name="P31">nachvollziehen können, wie sich mithilfe von <text:span text:style-name="T38">Metaphern</text:span> charakteristische Beziehungsmuster von Unterricht beschreiben lassen.</text:p>
          </text:list-item>
        </text:list>
      </text:section>
      <text:section text:style-name="Sect2" text:name="AbGrundtext">
        <text:p text:style-name="P5"> </text:p>
        <text:p text:style-name="P10">Dieses Kapitel möchten wir mit einigen grundsätzlichen Überlegungen zum<text:span text:style-name="T35"> Zusammenwirken der drei wichtigsten Unterrichtselemente </text:span>beginnen. Das folgende Modell veranschaulicht Ihnen in vereinfachter Form das für den Unterricht konstitutive Beziehungsgeflecht. Die Pfeile zwischen den drei Elementen <text:span text:style-name="T35">Lehrer, Lerner und Lernmöglichkeiten</text:span> verdeutlichen, dass diese sich <text:span text:style-name="T35">gegenseitig beeinflussen.</text:span></text:p>
        <text:p text:style-name="P5">  </text:p>
        <text:p text:style-name="P7"><text:soft-page-break/><draw:frame draw:style-name="fr1" draw:name="Bild2" text:anchor-type="as-char" svg:width="8.678cm" svg:height="7.073cm" draw:z-index="0"><draw:image xlink:href="Pictures/10000000000001EC000001918A760FC14274BB02.jpg" xlink:type="simple" xlink:show="embed" xlink:actuate="onLoad" draw:mime-type="image/jpeg"/></draw:frame></text:p>
        <text:p text:style-name="P29"><text:span text:style-name="T29">Zentrale Beziehungen im Unterricht (nach: </text:span><text:a xlink:type="simple" xlink:href="https://lernen.goethe.de/moodle/mod/glossary/showentry.php?eid=2014760&amp;displayformat=dictionary" text:style-name="Internet_20_link" text:visited-style-name="Visited_20_Internet_20_Link"><text:span text:style-name="T30">Wright</text:span></text:a><text:span text:style-name="T29"> 2005, S. 17)</text:span></text:p>
        <text:p text:style-name="P5"> </text:p>
        <text:p text:style-name="P10">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26"><text:span text:style-name="T5">Beziehung </text:span><text:span text:style-name="T9">A:</text:span><text:span text:style-name="T5"> Dass es im Unterricht</text:span><text:span text:style-name="T9"> </text:span><text:a xlink:type="simple" xlink:href="https://lernen.goethe.de/moodle/mod/glossary/showentry.php?eid=2014979&amp;displayformat=dictionary" text:style-name="Internet_20_link" text:visited-style-name="Visited_20_Internet_20_Link"><text:span text:style-name="T23">Interaktion</text:span></text:a><text:span text:style-name="T9"> zwischen Lehrenden und Lernenden</text:span><text:span text:style-name="T5"> gibt, ist ein grundlegendes Merkmal von Unterricht. Aber welche konkreten Tätigkeiten passen zu den beiden Richtungen des Pfeils?</text:span></text:p>
        <text:p text:style-name="P10">Beziehung<text:span text:style-name="T39"> B:</text:span> Es ist normalerweise die <text:span text:style-name="T39">Lehrperson, die eine Aufgabe stellt, einen Text auswählt oder den Medieneinsatz koordiniert</text:span>. Aber wie wirken diese Lernmöglichkeiten auf die Lehrenden zurück?</text:p>
        <text:p text:style-name="P10">Beziehung <text:span text:style-name="T40">C:</text:span> Dass sich die <text:span text:style-name="T40">Lernenden mit den Lernmöglichkeiten auseinandersetzen,</text:span> also zum Beispiel einen<text:span text:style-name="T40"> Text lesen oder eine Aufgabe bearbeiten, </text:span>ist sicher eine für den Unterricht konstitutive Beziehung. Sehen Sie darüber hinaus noch andere Möglichkeiten, die Beziehung zwischen den Lernenden und den Lernmöglichkeiten zu gestalten?</text:p>
        <text:p text:style-name="P10">Beziehung <text:span text:style-name="T41">D:</text:span> Diese Beziehung verweist darauf, dass <text:span text:style-name="T41">während des Unterrichts unter den Lernenden ein Austausch stattfinde</text:span>t. Wie lässt er sich charakterisieren?</text:p>
        <text:p text:style-name="P5"> </text:p>
        <text:p text:style-name="P26"><text:span text:style-name="T5">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18">Fragen</text:span></text:a><text:span text:style-name="T5">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7">60 Prozent der Sprache von Lehrenden im Klassenzimmer </text:span><text:a xlink:type="simple" xlink:href="https://lernen.goethe.de/moodle/mod/glossary/showentry.php?eid=2014937&amp;displayformat=dictionary" text:style-name="Internet_20_link" text:visited-style-name="Visited_20_Internet_20_Link"><text:span text:style-name="T21">Fragen</text:span></text:a><text:span text:style-name="T7"> sind </text:span><text:span text:style-name="T5">(</text:span><text:a xlink:type="simple" xlink:href="https://lernen.goethe.de/moodle/mod/glossary/showentry.php?eid=2014715&amp;displayformat=dictionary" text:style-name="Internet_20_link" text:visited-style-name="Visited_20_Internet_20_Link"><text:span text:style-name="T18">Farrell</text:span></text:a><text:span text:style-name="T5"> 2007, S. 80). Ist das auch in Ihrem Fall so? Und passt dieses Verb genauso gut zu anderen Beziehungen des Modells? Zu solchen Überlegungen möchten wir Sie mit der folgenden Aufgabe anregen.</text:span></text:p>
        <text:p text:style-name="P5"> </text:p>
      </text:section>
      <text:section text:style-name="Sect2" text:name="AbAufgabePrint">
        <text:p text:style-name="P26"><text:span text:style-name="T28">Bearbeiten Sie jetzt </text:span><text:a xlink:type="simple" xlink:href="https://lernen.goethe.de/moodle/mod/assign/view.php?id=98431889" office:target-frame-name="_blank" xlink:show="new" text:style-name="Internet_20_link" text:visited-style-name="Visited_20_Internet_20_Link"><text:span text:style-name="T25">Aufgabe 25a</text:span></text:a></text:p>
        <text:p text:style-name="P14"/>
        <text:p text:style-name="P26"><text:span text:style-name="Strong_20_Emphasis"><text:span text:style-name="T31">Beschreiben Sie, wie die Beziehungen A bis D in Ihrem Unterricht normalerweise gestaltet sind. Geben Sie je zwei typische Beispiele.</text:span></text:span></text:p>
        <text:p text:style-name="P27"><text:span text:style-name="Strong_20_Emphasis"><text:span text:style-name="T32"/></text:span></text:p>
        <text:p text:style-name="P18"><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1">unterstützen/helfen</text:p>
              <text:p text:style-name="P21">anleiten</text:p>
              <text:p text:style-name="P21">kooperieren</text:p>
              <text:p text:style-name="P21">fragen/antworten</text:p>
              <text:p text:style-name="P21">kontrollieren</text:p>
              <text:p text:style-name="P21">lernen</text:p>
            </table:table-cell>
            <table:table-cell table:style-name="Tabelle1.A1" office:value-type="string">
              <text:p text:style-name="P21">Ziele formulieren</text:p>
              <text:p text:style-name="P21">korrigieren/verbessern</text:p>
              <text:p text:style-name="P21">initiieren</text:p>
              <text:p text:style-name="P21">vorbereiten</text:p>
              <text:p text:style-name="P21">erstellen/herstellen</text:p>
              <text:p text:style-name="P21">beobachten</text:p>
            </table:table-cell>
            <table:table-cell table:style-name="Tabelle1.A1" office:value-type="string">
              <text:p text:style-name="P21">motivieren</text:p>
              <text:p text:style-name="P21">bewerten</text:p>
              <text:p text:style-name="P21">aufrufen</text:p>
              <text:p text:style-name="P21">bearbeiten</text:p>
              <text:p text:style-name="P22"/>
            </table:table-cell>
          </table:table-row>
        </table:table>
        <text:p text:style-name="P27"><text:span text:style-name="T33">z.B. Beziehung A:</text:span><text:span text:style-name="Emphasis"><text:span text:style-name="T33"> </text:span></text:span><text:span text:style-name="Emphasis"><text:span text:style-name="T34">Die Lehrperson hilft den Lernenden bei der Bearbeitung einer Aufgabe.</text:span></text:span></text:p>
        <text:p text:style-name="P14"/>
      </text:section>
      <text:section text:style-name="Sect2" text:name="Bereich1">
        <text:p text:style-name="P5"><text:bookmark text:name="AbGrundtext"/> </text:p>
        <text:p text:style-name="P10">Sicher fiel es Ihnen nicht schwer, geeignete Beispiele für die einzelnen Beziehungen zu finden. Denn viele der möglichen Kombinationen von Unterrichtselementen und Verben gehören zu Ihrem Arbeitsalltag.</text:p>
        <text:p text:style-name="P10">Wir möchten Ihnen einige Kombinationen vorstellen, die Ihnen vielleicht weniger vertraut sind, und Sie um Ihre Meinung bitten.</text:p>
        <text:p text:style-name="P5"> </text:p>
      </text:section>
      <text:section text:style-name="Sect2" text:name="Bereich2">
        <text:p text:style-name="P26"><text:bookmark text:name="AbAufgabePrint"/><text:span text:style-name="T28">Bearbeiten Sie jetzt </text:span><text:a xlink:type="simple" xlink:href="https://lernen.goethe.de/moodle/mod/questionnaire/view.php?id=98431892" office:target-frame-name="_blank" xlink:show="new" text:style-name="Internet_20_link" text:visited-style-name="Visited_20_Internet_20_Link"><text:span text:style-name="T25">Aufgabe 25b</text:span></text:a><text:span text:style-name="T28"> </text:span></text:p>
        <text:p text:style-name="P15"/>
      </text:section>
      <text:section text:style-name="Sect2" text:name="Bereich3">
        <text:p text:style-name="P10"><text:bookmark text:name="AbGrundtext Kopie 1"/>Ist Ihnen durch diese Aufgabe bewusst geworden, dass e<text:span text:style-name="T37">inige Beziehungen in Ihrem Unterricht keine oder nur eine untergeordnete Rolle spielen, während anderen eine dominante Rolle zukommt? </text:span>Falls das so ist: Verstehen Sie die Gründe für diese Situation?</text:p>
      </text:section>
      <text:p text:style-name="Standard"/>
      <text:p text:style-name="P9">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2">
        <text:list-item>
          <text:p text:style-name="P33">Wie nutze ich die räumlichen <text:span text:style-name="T35">Gegebenheiten des Klassenraums </text:span>(Größe, Ausstattung, Anordnung usw.)?</text:p>
        </text:list-item>
        <text:list-item>
          <text:p text:style-name="P33">Wie nutze ich die mir zur Verfügung stehende <text:span text:style-name="T35">Zeit</text:span>?</text:p>
        </text:list-item>
        <text:list-item>
          <text:p text:style-name="P33">Welche<text:span text:style-name="T35"> Anteile sollen die Muttersprache und die Fremdsprache i</text:span>m Unterricht haben?</text:p>
        </text:list-item>
        <text:list-item>
          <text:p text:style-name="P33">Welche <text:span text:style-name="T35">Unterrichtsmaterialien</text:span> sind für meine Lerngruppe sinnvoll und effektiv?</text:p>
        </text:list-item>
        <text:list-item>
          <text:p text:style-name="P33"><text:soft-page-break/>Welche <text:span text:style-name="T35">Aktivitäten</text:span> im Klassenraum muss ich selbst als Lehrerin oder <text:span text:style-name="T35">Lehrer</text:span> übernehmen?</text:p>
        </text:list-item>
        <text:list-item>
          <text:p text:style-name="P33">Welche Aktivitäten sollen die <text:span text:style-name="T35">Lernenden</text:span> ausführen?</text:p>
        </text:list-item>
        <text:list-item>
          <text:p text:style-name="P33">Wie organisiere ich das Miteinander im Unterricht so, dass eine gute <text:span text:style-name="T35">Lernatmosphäre</text:span> entsteht? Und nicht zuletzt:</text:p>
        </text:list-item>
        <text:list-item>
          <text:p text:style-name="P33">Welche <text:span text:style-name="T35">Themen</text:span> sind interessant für die Lernenden, welche fordern sie heraus? Welche eröffnen ihnen (neue) Perspektiven auf deutschsprachige Kulturen?</text:p>
          <text:p text:style-name="P33"/>
        </text:list-item>
      </text:list>
      <text:section text:style-name="Sect2" text:name="Bereich4">
        <text:p text:style-name="P26"><text:bookmark text:name="AbGrundtext Kopie 2"/><text:span text:style-name="T5">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18">Fragen</text:span></text:a><text:span text:style-name="T5">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5">  </text:p>
        <table:table table:name="Tabelle2" table:style-name="Tabelle2">
          <table:table-column table:style-name="Tabelle2.A"/>
          <table:table-column table:style-name="Tabelle2.B"/>
          <table:table-row>
            <table:table-cell table:style-name="Tabelle2.A1" office:value-type="string">
              <text:p text:style-name="P23">Schulart, Ort, Jahr</text:p>
            </table:table-cell>
            <table:table-cell table:style-name="Tabelle2.B1" office:value-type="string">
              <text:p text:style-name="P24">Sekundarstufe 1,Toulouse, 1998<text:span text:style-name="T3"/></text:p>
            </table:table-cell>
          </table:table-row>
          <table:table-row>
            <table:table-cell table:style-name="Tabelle2.A1" office:value-type="string">
              <text:p text:style-name="P23">Zielgruppe</text:p>
            </table:table-cell>
            <table:table-cell table:style-name="Tabelle2.B2" office:value-type="string">
              <text:p text:style-name="P24">Schüler, ca. 12 Jahre, A2<text:span text:style-name="T3"/></text:p>
            </table:table-cell>
          </table:table-row>
          <table:table-row>
            <table:table-cell table:style-name="Tabelle2.A1" office:value-type="string">
              <text:p text:style-name="P23">Lehrkraft</text:p>
            </table:table-cell>
            <table:table-cell table:style-name="Tabelle2.B3" office:value-type="string">
              <text:p text:style-name="P24">Eliane Leduc<text:span text:style-name="T3"/></text:p>
            </table:table-cell>
          </table:table-row>
          <table:table-row>
            <table:table-cell table:style-name="Tabelle2.A1" office:value-type="string">
              <text:p text:style-name="P23">Material/ Medien</text:p>
            </table:table-cell>
            <table:table-cell table:style-name="Tabelle2.B4" office:value-type="string">
              <text:p text:style-name="P24">Figur, Arbeitsblatt, Tafel<text:span text:style-name="T3"/></text:p>
            </table:table-cell>
          </table:table-row>
          <table:table-row>
            <table:table-cell table:style-name="Tabelle2.A1" office:value-type="string">
              <text:p text:style-name="P25"><text:span text:style-name="T43">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24">Arbeit mit Comics<text:span text:style-name="T3"/></text:p>
            </table:table-cell>
          </table:table-row>
          <table:table-row>
            <table:table-cell table:style-name="Tabelle2.A1" office:value-type="string">
              <text:p text:style-name="P23">Lehr-Lernaktivitäten</text:p>
            </table:table-cell>
            <table:table-cell table:style-name="Tabelle2.B6" office:value-type="string">
              <text:p text:style-name="P24">Einstieg in Unterrichtssequenz, Sprung zur Aufgabe in Partnerarbeit, Arbeitsphase, Präsentation der Ergebnisse<text:span text:style-name="T3"/></text:p>
            </table:table-cell>
          </table:table-row>
        </table:table>
        <text:p text:style-name="P6"/>
        <table:table table:name="Tabelle3" table:style-name="Tabelle3">
          <table:table-column table:style-name="Tabelle3.A"/>
          <table:table-column table:style-name="Tabelle3.B"/>
          <table:table-row>
            <table:table-cell table:style-name="Tabelle3.A1" office:value-type="string">
              <text:p text:style-name="P23">Schulart, Ort, Jahr</text:p>
            </table:table-cell>
            <table:table-cell table:style-name="Tabelle3.B1" office:value-type="string">
              <text:p text:style-name="P24">Sekundarstufe 1, Krakau, 1992<text:span text:style-name="T3"/></text:p>
            </table:table-cell>
          </table:table-row>
          <table:table-row>
            <table:table-cell table:style-name="Tabelle3.A1" office:value-type="string">
              <text:p text:style-name="P23">Zielgruppe</text:p>
            </table:table-cell>
            <table:table-cell table:style-name="Tabelle3.B2" office:value-type="string">
              <text:p text:style-name="P24">Schüler, A1<text:span text:style-name="T3"/></text:p>
            </table:table-cell>
          </table:table-row>
          <table:table-row>
            <table:table-cell table:style-name="Tabelle3.A1" office:value-type="string">
              <text:p text:style-name="P23">Lehrkraft</text:p>
            </table:table-cell>
            <table:table-cell table:style-name="Tabelle3.B3" office:value-type="string">
              <text:p text:style-name="P24">Ewa Krawczyk<text:span text:style-name="T3"/></text:p>
            </table:table-cell>
          </table:table-row>
          <table:table-row>
            <table:table-cell table:style-name="Tabelle3.A1" office:value-type="string">
              <text:p text:style-name="P23">Material/ Medien</text:p>
            </table:table-cell>
            <table:table-cell table:style-name="Tabelle3.B4" office:value-type="string">
              <text:p text:style-name="P24"><text:span text:style-name="T42">Deutsch konkret</text:span>, OHP, Tafel</text:p>
            </table:table-cell>
          </table:table-row>
          <table:table-row>
            <table:table-cell table:style-name="Tabelle3.A1" office:value-type="string">
              <text:p text:style-name="P25"><text:span text:style-name="T43">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24">Arbeit mit Lehrwerkslektionen: Orientierung in der Stadt<text:span text:style-name="T3"/></text:p>
            </table:table-cell>
          </table:table-row>
          <table:table-row>
            <table:table-cell table:style-name="Tabelle3.A1" office:value-type="string">
              <text:p text:style-name="P23">Lehr- Lernaktivität</text:p>
            </table:table-cell>
            <table:table-cell table:style-name="Tabelle3.B6" office:value-type="string">
              <text:p text:style-name="P19"><text:span text:style-name="T44">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44"> der Lehrerin geleitet, ihre Vermutungen zu einem Bild: Personen in der Stadt; in der Muttersprache werden eigene Erfahrungen einbezogen; Wortschatzsammlung</text:span></text:p>
            </table:table-cell>
          </table:table-row>
        </table:table>
        <text:p text:style-name="P6"/>
      </text:section>
      <text:section text:style-name="Sect2" text:name="Bereich5">
        <text:p text:style-name="P26"><text:bookmark text:name="AbAufgabePrint Kopie 1"/><text:span text:style-name="T28">Bearbeiten Sie jetzt </text:span><text:a xlink:type="simple" xlink:href="https://lernen.goethe.de/moodle/mod/journal/view.php?id=98431898" office:target-frame-name="_blank" xlink:show="new" text:style-name="Internet_20_link" text:visited-style-name="Visited_20_Internet_20_Link"><text:span text:style-name="T25">Aufgabe 26a</text:span></text:a><text:span text:style-name="T28"> </text:span></text:p>
        <text:p text:style-name="P15"/>
      </text:section>
      <text:section text:style-name="Sect2" text:name="Bereich6">
        <text:p text:style-name="P10"><text:bookmark text:name="AbGrundtext Kopie 3"/>Natürlich können wir anhand dieses kurzen Besuchs in den Klassenräumen nur sehr wenig über die Arbeitsweise der beiden Lehrerinnen sagen. Vor allem sollte es nicht darum gehen, ihre Vorgehensweise zu kritisieren.</text:p>
        <text:p text:style-name="P10">Wenn wir die Spielräume bei der Gestaltung des Deutschunterrichts besser verstehen wollen, müssen wir zunächst die einzelnen Aspekte des Unterrichts genauer betrachten. Sehen wir uns als Beispiel den <text:span text:style-name="T35">Sprachgebrauch</text:span> in den beiden Klassenzimmern an. Die Lehrerinnen haben sich für unterschiedliche Möglichkeiten entschieden, die Beziehung zwischen sich und den Lernenden in dieser Hinsicht zu gestalten: Während Eliane Leduc in Toulouse<text:span text:style-name="T35"> konsequent Deutsch</text:span> verwendet, ist für Ewa Krawczyk eher di<text:span text:style-name="T35">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35">effektive Zeitnutzung i</text:span>m Blick: Die Lernenden sollen in der gegeben Zeit <text:span text:style-name="T35">möglichst viel Kontakt mit der deutschen Sprache</text:span> haben. Sicher spielt bei ihrer Entscheidung auch der Lernstand der Klasse eine Rolle.</text:p>
        <text:p text:style-name="P10">Ewa Krawczyk <text:span text:style-name="T35">hingegen legt offensichtlich mehr Wert darauf, dass alle Schülerinnen und Schüler genau verstehen, </text:span>was gerade im Klassenraum passiert und was von ihnen gefordert wird. Vielleicht möchte sie<text:span text:style-name="T35"> verhindern, die Lernenden zu überfordern.</text:span></text:p>
        <text:p text:style-name="P10">Wir bitten Sie nun, eigene Überlegungen zu zwei weiteren Aspekten des Unterrichts in den beiden Sequenzen anzustellen.</text:p>
        <text:p text:style-name="P5"> </text:p>
      </text:section>
      <text:section text:style-name="Sect2" text:name="Bereich7">
        <text:p text:style-name="P26"><text:bookmark text:name="AbAufgabePrint Kopie 2"/><text:span text:style-name="T28">Bearbeiten Sie jetzt </text:span><text:a xlink:type="simple" xlink:href="https://lernen.goethe.de/moodle/mod/journal/view.php?id=98431904" office:target-frame-name="_blank" xlink:show="new" text:style-name="Internet_20_link" text:visited-style-name="Visited_20_Internet_20_Link"><text:span text:style-name="T25">Aufgabe 26b</text:span></text:a></text:p>
      </text:section>
      <text:section text:style-name="Sect2" text:name="Bereich8">
        <text:p text:style-name="P10"><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35">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5"> </text:p>
      </text:section>
      <text:section text:style-name="Sect2" text:name="Bereich9">
        <text:p text:style-name="P26"><text:bookmark text:name="AbAufgabePrint Kopie 3"/><text:span text:style-name="T28">Bearbeiten Sie jetzt </text:span><text:a xlink:type="simple" xlink:href="https://lernen.goethe.de/moodle/mod/journal/view.php?id=98431910" office:target-frame-name="_blank" xlink:show="new" text:style-name="Internet_20_link" text:visited-style-name="Visited_20_Internet_20_Link"><text:span text:style-name="T25">Aufgabe 26c</text:span></text:a></text:p>
      </text:section>
      <text:section text:style-name="Sect2" text:name="Bereich10">
        <text:p text:style-name="P10"><text:bookmark text:name="AbGrundtext Kopie 5"/>Unser kurzer Besuch in den beiden Klassenzimmern hat uns vor Augen geführt, wie sich die unterschiedliche Gestaltung der Beziehungen im Klassenraum unmittelbar auf das Unterrichtsgeschehen auswirkt.</text:p>
        <text:p text:style-name="P10">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10">Diese neue Perspektive ergibt sich aus der Überlegung, dass <text:span text:style-name="T35">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10">In der Fachwissenschaft wurden eine Reihe von <text:span text:style-name="T45">Metaphern</text:span> vorgestellt, mit denen solche <text:span text:style-name="T45">unterschiedlichen Konstellationen im Klassenzimmer</text:span> greifbar gemacht werden können. Die folgende Abbildung fasst einige dieser Metaphern zusammen:</text:p>
        <text:p text:style-name="P5"> </text:p>
        <text:p text:style-name="P7"><draw:frame draw:style-name="fr2" draw:name="Bild9" text:anchor-type="paragraph" svg:width="8.266cm" svg:height="4.531cm" draw:z-index="1"><draw:image xlink:href="Pictures/10000000000001F400000112A2E74F07B2F8DC20.jpg" xlink:type="simple" xlink:show="embed" xlink:actuate="onLoad" draw:mime-type="image/jpeg"/></draw:frame><text:soft-page-break/></text:p>
        <text:p text:style-name="P29"><text:span text:style-name="T29">Metaphern für verschiedene Phasen des Unterrichts (</text:span><text:a xlink:type="simple" xlink:href="https://lernen.goethe.de/moodle/mod/glossary/showentry.php?eid=2014763&amp;displayformat=dictionary" text:style-name="Internet_20_link" text:visited-style-name="Visited_20_Internet_20_Link"><text:span text:style-name="T30">Legutke</text:span></text:a><text:span text:style-name="T29"> 2010)</text:span></text:p>
        <text:p text:style-name="P5"> </text:p>
        <text:p text:style-name="P10">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5"> </text:p>
      </text:section>
      <text:section text:style-name="Sect2" text:name="Bereich11">
        <text:p text:style-name="P26"><text:bookmark text:name="AbAufgabePrint Kopie 4"/><text:span text:style-name="T28">Bearbeiten Sie jetzt </text:span><text:a xlink:type="simple" xlink:href="https://lernen.goethe.de/moodle/mod/data/view.php?id=98431916" office:target-frame-name="_blank" xlink:show="new" text:style-name="Internet_20_link" text:visited-style-name="Visited_20_Internet_20_Link"><text:span text:style-name="T25">Aufgabe 27a</text:span></text:a></text:p>
      </text:section>
      <text:section text:style-name="Sect2" text:name="Bereich12">
        <text:p text:style-name="P10"><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5"> </text:p>
      </text:section>
      <text:section text:style-name="Sect2" text:name="Bereich13">
        <text:p text:style-name="P26"><text:bookmark text:name="AbAufgabePrint Kopie 5"/><text:span text:style-name="T28">Bearbeiten Sie jetzt </text:span><text:a xlink:type="simple" xlink:href="https://lernen.goethe.de/moodle/mod/questionnaire/view.php?id=98431919" office:target-frame-name="_blank" xlink:show="new" text:style-name="Internet_20_link" text:visited-style-name="Visited_20_Internet_20_Link"><text:span text:style-name="T25">Aufgabe 27b</text:span></text:a></text:p>
      </text:section>
      <text:section text:style-name="Sect2" text:name="Bereich14">
        <text:p text:style-name="P10"><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5"> </text:p>
      </text:section>
      <text:h text:style-name="P3" text:outline-level="4">ZUSAMMENFASSUNG</text:h>
      <text:p text:style-name="P9">In diesem Kapitel haben wir uns mit <text:span text:style-name="T45">einzelnen Elementen des Unterrichts </text:span>befasst und aus v<text:span text:style-name="T45">erschiedenen Perspektiven untersucht,</text:span> welche Möglichkeiten es gibt, ihr <text:span text:style-name="T35">Zusammenspiel im Unterricht auszugestalten. </text:span>Natürlich hängt die konkrete <text:span text:style-name="T35">Realisierung</text:span> immer vom jeweiligen <text:span text:style-name="T35">Umfeld</text:span> und den jeweiligen <text:span text:style-name="T35">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2" text:outline-level="3">2.2. Das Klassenzimmer als Landschaft</text:h>
      <text:p text:style-name="P26"><text:span text:style-name="T4">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24">Curriculum</text:span></text:a><text:span text:style-name="T4"> richten oder Ihre Schule macht Ihnen bestimmte Vorgaben für Ihre Arbeit. Das engt Ihren Gestaltungsspielraum zum Teil erheblich ein.</text:span></text:p>
      <text:p text:style-name="P9">Auf der anderen Seite möchten Sie aber einen Unterricht gestalten, der Ihrem Ideal möglichst nahekommt oder Ihren persönlichen Vorstellungen von erfolgreichem Unterricht zumindest nicht deutlich widerspricht.</text:p>
      <text:p text:style-name="P9">In der konkreten Unterrichtssituation stehen Sie deshalb fortwährend vor der Aufgabe, zwischen diesen beiden Einflussfaktoren einen Ausgleich zu finden.</text:p>
      <text:p text:style-name="P9">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4"> </text:p>
      <text:section text:style-name="Sect1" text:name="Bereich15">
        <text:p text:style-name="P10"><text:bookmark text:name="AbLernziele"/>Wir möchten in diesem Kapitel mit Ihnen dahin kommen, dass Sie</text:p>
        <text:list text:style-name="L3">
          <text:list-item>
            <text:p text:style-name="P32">die Gestaltung des Klassenraums bewusster wahrnehmen und die Folgen abschätzen können, die sich daraus für das Lernen ergeben,</text:p>
          </text:list-item>
          <text:list-item>
            <text:p text:style-name="P32">besser verstehen, wie sich pädagogische Ziele und soziale Ziele in der Gestaltung des Lernraumes widerspiegeln,</text:p>
          </text:list-item>
          <text:list-item>
            <text:p text:style-name="P32">die körperliche und geistige Dimension der Gestaltung von Klassenräumen verstehen,</text:p>
          </text:list-item>
          <text:list-item>
            <text:p text:style-name="P32">selbst geeignete Unterrichtslandschaften für verschiedene Unterrichtsaktivitäten entwerfen können.</text:p>
          </text:list-item>
        </text:list>
      </text:section>
      <text:section text:style-name="Sect2" text:name="Bereich16">
        <text:p text:style-name="P5"><text:bookmark text:name="AbGrundtext Kopie 8"/> </text:p>
        <text:p text:style-name="P10">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5"> </text:p>
        <text:p text:style-name="P7"><text:soft-page-break/><draw:frame draw:style-name="fr1" draw:name="Bild1" text:anchor-type="as-char" svg:width="8.678cm" svg:height="7.955cm" draw:z-index="2"><draw:image xlink:href="Pictures/10000000000001EC000001C342425A4D2F9E1447.jpg" xlink:type="simple" xlink:show="embed" xlink:actuate="onLoad" draw:mime-type="image/jpeg"/></draw:frame></text:p>
        <text:p text:style-name="P5"> </text:p>
        <text:p text:style-name="P26"><text:span text:style-name="T5">Toni </text:span><text:a xlink:type="simple" xlink:href="https://lernen.goethe.de/moodle/mod/glossary/showentry.php?eid=2014760&amp;displayformat=dictionary" text:style-name="Internet_20_link" text:visited-style-name="Visited_20_Internet_20_Link"><text:span text:style-name="T18">Wright</text:span></text:a><text:span text:style-name="T5"> spricht sehr treffend von der </text:span><text:a xlink:type="simple" xlink:href="https://lernen.goethe.de/moodle/mod/glossary/showentry.php?eid=2014943&amp;displayformat=dictionary" text:style-name="Internet_20_link" text:visited-style-name="Visited_20_Internet_20_Link"><text:span text:style-name="T25">Geografie des Klassenraums</text:span></text:a><text:span text:style-name="T5"> (</text:span><text:a xlink:type="simple" xlink:href="https://lernen.goethe.de/moodle/mod/glossary/showentry.php?eid=2014760&amp;displayformat=dictionary" text:style-name="Internet_20_link" text:visited-style-name="Visited_20_Internet_20_Link"><text:span text:style-name="T18">Wright</text:span></text:a><text:span text:style-name="T5"> 2005, S. 64): Unterricht lässt sich demnach als Landschaft denken.</text:span></text:p>
        <text:p text:style-name="P10">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5"> </text:p>
        <text:p text:style-name="P10">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10">Nicht immer wird Ihnen das einfach gelingen, weil die Fotos nur Ausschnitte der Unterrichtslandschaft zeigen. In diesen Fällen können Sie die fehlenden Elemente so ergänzen, wie es Ihnen sinnvoll erscheint.</text:p>
        <text:p text:style-name="P5"> </text:p>
      </text:section>
      <text:section text:style-name="Sect2" text:name="Bereich17">
        <text:p text:style-name="P26"><text:bookmark text:name="AbAufgabePrint Kopie 6"/><text:span text:style-name="T28">Bearbeiten Sie jetzt </text:span><text:a xlink:type="simple" xlink:href="https://lernen.goethe.de/moodle/mod/page/view.php?id=98431925" office:target-frame-name="_blank" xlink:show="new" text:style-name="Internet_20_link" text:visited-style-name="Visited_20_Internet_20_Link"><text:span text:style-name="T25">Aufgabe 28</text:span></text:a></text:p>
      </text:section>
      <text:p text:style-name="Standard"/>
      <text:p text:style-name="Standard"/>
      <text:h text:style-name="P3" text:outline-level="4">DIE PÄDAGOGISCHEN UND SOZIALEN ASPEKTE DES LERNRAUMES</text:h>
      <text:p text:style-name="P9">Lehrende sollten sich bewusst darüber sein, dass sich jede Veränderung des Lernraumes gleich zweifach auswirkt: Zum einen werden pädagogische Möglichkeiten eröffnet oder verschlossen. Beispielsweise werden bestimmte Interaktions- und Kooperationsformen wahrscheinlicher oder bestimmte Lernaktivitäten bieten sich an, andere lassen sich kaum durchführen.</text:p>
      <text:p text:style-name="P9">Zum anderen verändern sich die sozialen Prozesse im Klassenraum, etwa die Beziehung der Lernenden untereinander oder zur Lehrperson. Auch die Atmosphäre insgesamt wird von diesen Veränderungen beeinflusst.</text:p>
      <text:p text:style-name="P4"> </text:p>
      <text:p text:style-name="P9">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4"> </text:p>
      <text:p text:style-name="P8"><text:soft-page-break/><draw:frame draw:style-name="fr1" draw:name="Bild3" text:anchor-type="as-char" svg:width="11.113cm" svg:height="9.454cm" draw:z-index="3"><draw:image xlink:href="Pictures/100000000000027600000218B531D7C858234BB8.jpg" xlink:type="simple" xlink:show="embed" xlink:actuate="onLoad" draw:mime-type="image/jpeg"/></draw:frame></text:p>
      <text:p text:style-name="P16">Szenen aus dem Unterricht der Lehrerin Hanne Geist</text:p>
      <text:p text:style-name="P4"> </text:p>
      <text:section text:style-name="Sect2" text:name="Bereich18">
        <text:p text:style-name="P26"><text:bookmark text:name="AbAufgabePrint Kopie 7"/><text:span text:style-name="T28">Bearbeiten Sie jetzt </text:span><text:a xlink:type="simple" xlink:href="https://lernen.goethe.de/moodle/mod/wiki/view.php?id=98431934" office:target-frame-name="_blank" xlink:show="new" text:style-name="Internet_20_link" text:visited-style-name="Visited_20_Internet_20_Link"><text:span text:style-name="T25">Aufgabe 29a</text:span></text:a></text:p>
      </text:section>
      <text:section text:style-name="Sect2" text:name="Bereich19">
        <text:p text:style-name="P10"><text:bookmark text:name="AbGrundtext Kopie 9"/>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5"> </text:p>
      </text:section>
      <text:section text:style-name="Sect2" text:name="Bereich20">
        <text:p text:style-name="P26"><text:bookmark text:name="AbAufgabePrint Kopie 8"/><text:span text:style-name="T28">Bearbeiten Sie jetzt </text:span><text:a xlink:type="simple" xlink:href="https://lernen.goethe.de/moodle/mod/wiki/view.php?id=98431940" office:target-frame-name="_blank" xlink:show="new" text:style-name="Internet_20_link" text:visited-style-name="Visited_20_Internet_20_Link"><text:span text:style-name="T25">Aufgabe 29b</text:span></text:a></text:p>
      </text:section>
      <text:section text:style-name="Sect2" text:name="Bereich21">
        <text:p text:style-name="P26"><text:bookmark text:name="AbGrundtext Kopie 10"/><text:span text:style-name="T5">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18">Schocker-von Ditfurth</text:span></text:a><text:span text:style-name="T5">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18">Fragen</text:span></text:a><text:span text:style-name="T5">,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5"> </text:p>
      </text:section>
      <text:section text:style-name="Sect2" text:name="Bereich22">
        <text:p text:style-name="P26"><text:bookmark text:name="AbAufgabePrint Kopie 9"/><text:span text:style-name="T28">Bearbeiten Sie jetzt </text:span><text:a xlink:type="simple" xlink:href="https://lernen.goethe.de/moodle/mod/journal/view.php?id=98431943" office:target-frame-name="_blank" xlink:show="new" text:style-name="Internet_20_link" text:visited-style-name="Visited_20_Internet_20_Link"><text:span text:style-name="T25">Aufgabe 29c</text:span></text:a></text:p>
      </text:section>
      <text:section text:style-name="Sect2" text:name="Bereich23">
        <text:p text:style-name="P10"><text:bookmark text:name="AbGrundtext Kopie 11"/>Leider haben wir keine Interviews mit den Lehrerinnen und Lernenden aus den vier anderen abgebildeten Unterrichtsszenen. Wenn Sie sich im Folgenden Gedanken über die pädagogischen und sozialen Ziele in diesen Situationen machen, sind Sie also wieder auf Vermutungen angewiesen. Eine Herausforderung stellen bei der Bearbeitung der folgenden Aufgabe jene Fotos dar, zu denen Ihnen nicht sofort geeignete pädagogische oder soziale Zielsetzungen einfallen. Versuchen Sie bitte dennoch auf mögliche Lösungen zu kommen.</text:p>
        <text:p text:style-name="P5"> </text:p>
      </text:section>
      <text:section text:style-name="Sect2" text:name="Bereich24">
        <text:p text:style-name="P26"><text:bookmark text:name="AbAufgabePrint Kopie 10"/><text:span text:style-name="T28">Bearbeiten Sie jetzt </text:span><text:a xlink:type="simple" xlink:href="https://lernen.goethe.de/moodle/mod/journal/view.php?id=98431952" office:target-frame-name="_blank" xlink:show="new" text:style-name="Internet_20_link" text:visited-style-name="Visited_20_Internet_20_Link"><text:span text:style-name="T25">Aufgabe 29d</text:span></text:a><text:span text:style-name="T28"> </text:span><text:span text:style-name="T28"><draw:frame draw:style-name="fr1" draw:name="Bild4" text:anchor-type="as-char" svg:width="2cm" svg:height="1cm" draw:z-index="4"><draw:image xlink:href="http://www2.goethe.de/lhr/fsp/icons/IconP.gif" xlink:type="simple" xlink:show="embed" xlink:actuate="onLoad"/></draw:frame></text:span></text:p>
      </text:section>
      <text:section text:style-name="Sect2" text:name="Bereich25">
        <text:p text:style-name="P10"><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3" text:outline-level="4">KÖRPERLICHE UND GEISTIGE BEWEGUNGSSPIELRÄUME</text:h>
      <text:p text:style-name="P9">Im Folgenden möchten wir Ihr Augenmerk darauf lenken, dass der Begriff <text:span text:style-name="T46">Raum</text:span> sowohl eine physische Dimension hat als auch eine psychisch-geistige: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9">Was meinen wir konkret mit körperlichen und geistigen Bewegungsspielräumen? Als Lehrperson können Sie den Lernenden, sofern es die Bedingungen zulassen, im wörtlichen Sinn <text:span text:style-name="T46">Bewegungsspielräume</text:span> geben. Wenn beispielsweise während des Unterrichts die Sitzordnungen gewechselt werden, wenn die Lernenden ihre Position im Klassenzimmer verändern, wenn sie abwechselnd stehen, laufen oder sitzen, dann kommt es zu einer körperlichen Dynamik. Es entstehen körperliche Bewegungsspielräume. Ganz unabhängig davon, was die Lernenden dabei konkret machen, kann diese Bewegung an sich bereits sehr sinnvoll sein, denn sie bringt Abwechslung in das Geschehen und wirkt sich dadurch möglicherweise positiv auf die Aufmerksamkeit aus.</text:p>
      <text:p text:style-name="P9">Körperliche Dynamik ist aber nicht zwangsläufig ein Merkmal guten oder effektiven Unterrichts – ebenso wenig, wie ihr Fehlen einen Makel für den betreffenden Unterricht darstellt.</text:p>
      <text:p text:style-name="P9">Die für das Deutschlernen wichtige Frage lautet nicht: "Wie viel Bewegung passiert im Klassenraum?", sondern: "Wie groß sind die geistigen Bewegungsspielräume und welchen Anteil am Unterricht haben sie?"</text:p>
      <text:p text:style-name="P9"><text:soft-page-break/>Die psychische Dimension von Raum bezieht sich also auf die Möglichkeiten der Lernenden, eigene Gedanken einzubringen, selbstständig Neues zu entdecken, kreativ tätig zu werden oder persönliche Ansichten zu äußern. Das verstehen wir unter geistigen Bewegungsspielräumen.</text:p>
      <text:p text:style-name="P9">Zieht man diese beiden Dimensionen des Begriffs in Betracht, dann bedeutet Unterrichten, fortwährend die Räume zu erweitern und zu verengen, in denen sich die Lernenden körperlich und geistig bewegen. Was das konkret besagt, wollen wir uns an einem Beispiel ansehen.</text:p>
      <text:p text:style-name="P4"> </text:p>
      <text:p text:style-name="P4"><draw:frame draw:style-name="fr1" draw:name="Bild5" text:anchor-type="as-char" svg:width="2cm" svg:height="1cm" draw:z-index="5"><draw:image xlink:href="http://www2.goethe.de/lhr/fsp/icons/IconI.gif" xlink:type="simple" xlink:show="embed" xlink:actuate="onLoad"/></draw:frame>  </text:p>
      <table:table table:name="Tabelle4" table:style-name="Tabelle4">
        <table:table-column table:style-name="Tabelle4.A"/>
        <table:table-column table:style-name="Tabelle4.B"/>
        <table:table-row>
          <table:table-cell table:style-name="Tabelle4.A1" office:value-type="string">
            <text:p text:style-name="P20"><draw:frame draw:style-name="fr1" draw:name="Bild6" text:anchor-type="as-char" svg:width="2cm" svg:height="1cm" draw:z-index="6"><draw:image xlink:href="http://www2.goethe.de/lhr/fsp/icons/1x11.gif" xlink:type="simple" xlink:show="embed" xlink:actuate="onLoad"/></draw:frame></text:p>
          </table:table-cell>
          <table:table-cell table:style-name="Tabelle4.A1" office:value-type="string">
            <text:p text:style-name="P20"><draw:frame draw:style-name="fr1" draw:name="Bild7" text:anchor-type="as-char" svg:width="2cm" svg:height="1cm" draw:z-index="7"><draw:image xlink:href="http://www2.goethe.de/lhr/fsp/icons/1x11.gif" xlink:type="simple" xlink:show="embed" xlink:actuate="onLoad"/></draw:frame></text:p>
          </table:table-cell>
        </table:table-row>
        <table:table-row>
          <table:table-cell table:style-name="Tabelle4.A2" office:value-type="string">
            <text:p text:style-name="P23">Schulart, Ort, Jahr</text:p>
          </table:table-cell>
          <table:table-cell table:style-name="Tabelle4.B2" office:value-type="string">
            <text:p text:style-name="P24">Goethe-Institut, New Delhi, 2010<text:span text:style-name="T3"/></text:p>
          </table:table-cell>
        </table:table-row>
        <table:table-row>
          <table:table-cell table:style-name="Tabelle4.A2" office:value-type="string">
            <text:p text:style-name="P23">Niveau</text:p>
          </table:table-cell>
          <table:table-cell table:style-name="Tabelle4.B3" office:value-type="string">
            <text:p text:style-name="P24">Erwachsene, A1<text:span text:style-name="T3"/></text:p>
          </table:table-cell>
        </table:table-row>
        <table:table-row>
          <table:table-cell table:style-name="Tabelle4.A2" office:value-type="string">
            <text:p text:style-name="P23">Lehrkraft</text:p>
          </table:table-cell>
          <table:table-cell table:style-name="Tabelle4.B4" office:value-type="string">
            <text:p text:style-name="P24">Poonam Saxena<text:span text:style-name="T3"/></text:p>
          </table:table-cell>
        </table:table-row>
        <table:table-row>
          <table:table-cell table:style-name="Tabelle4.A2" office:value-type="string">
            <text:p text:style-name="P25"><text:span text:style-name="T43">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5" office:value-type="string">
            <text:p text:style-name="P19"><text:span text:style-name="T44">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44">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2" office:value-type="string">
            <text:p text:style-name="P23">Lehr-Lernaktivitäten</text:p>
          </table:table-cell>
          <table:table-cell table:style-name="Tabelle4.B6" office:value-type="string">
            <text:p text:style-name="P24">Wortreihenfolge im Satz: TN stellen sich in einer Reihe auf, das Plenum dirigiert die Reihenfolge<text:span text:style-name="T3"/></text:p>
          </table:table-cell>
        </table:table-row>
      </table:table>
      <text:p text:style-name="Text_20_body"/>
      <text:p text:style-name="P4"> </text:p>
      <text:p text:style-name="P9">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4"> </text:p>
      <text:section text:style-name="Sect2" text:name="Bereich26">
        <text:p text:style-name="P26"><text:bookmark text:name="AbAufgabePrint Kopie 11"/><text:span text:style-name="T28">Bearbeiten Sie jetzt </text:span><text:a xlink:type="simple" xlink:href="https://lernen.goethe.de/moodle/mod/journal/view.php?id=98431958" office:target-frame-name="_blank" xlink:show="new" text:style-name="Internet_20_link" text:visited-style-name="Visited_20_Internet_20_Link"><text:span text:style-name="T25">Aufgabe 30</text:span></text:a><text:span text:style-name="T28"> </text:span></text:p>
      </text:section>
      <text:section text:style-name="Sect2" text:name="Bereich27">
        <text:p text:style-name="P10"><text:bookmark text:name="AbGrundtext Kopie 13"/>Ist Ihnen an diesem Video deutlich geworden, dass die Position im Raum nicht unbedingt einen Einfluss darauf hat, welche geistigen Spielräume es gibt?</text:p>
        <text:p text:style-name="P10">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 Um die Aufmerksamkeit der Lernenden auf ihre Fehler zu richten, muss sie den Raum wieder verengen.</text:p>
        <text:p text:style-name="P26"><text:span text:style-name="T5">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 hält die Lehrerin es für wichtiger, einzelne Äußerungen zu korrigieren. Das gelingt ihr nur, indem sie den Lernenden Grenzen setz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die ihrem </text:span><text:a xlink:type="simple" xlink:href="https://lernen.goethe.de/moodle/mod/glossary/showentry.php?eid=2015066&amp;displayformat=dictionary" text:style-name="Internet_20_link" text:visited-style-name="Visited_20_Internet_20_Link"><text:span text:style-name="T18">Lernziel</text:span></text:a><text:span text:style-name="T5"> in dieser konkreten Unterrichtssituation angemessen ist.</text:span></text:p>
        <text:p text:style-name="P5"> </text:p>
      </text:section>
      <text:h text:style-name="P3" text:outline-level="4">UNTERRICHTSLANDSCHAFTEN GESTALTEN</text:h>
      <text:p text:style-name="P9">Zum Abschluss dieses Kapitels möchten wir Sie bitten, selbst tätig zu werden.</text:p>
      <text:p text:style-name="P9">Ihre Aufgabe wird darin bestehen, zu mehreren Lehrwerksbeispielen einen passenden Klassenraum zu gestalten. Sie haben dabei weitgehende Entscheidungsfreiheit. Die einzige Vorgabe, die Sie beachten sollten, ist eine Klassengröße von 25 Lernenden.</text:p>
      <text:p text:style-name="P26"><text:span text:style-name="T4">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17">Übungen</text:span></text:a><text:span text:style-name="T4"> oder </text:span><text:a xlink:type="simple" xlink:href="https://lernen.goethe.de/moodle/mod/glossary/showentry.php?eid=2014880&amp;displayformat=dictionary" text:style-name="Internet_20_link" text:visited-style-name="Visited_20_Internet_20_Link"><text:span text:style-name="T17">Aufgaben</text:span></text:a><text:span text:style-name="T4">? Weil Sie also vieles nicht wissen, ist zu jedem Material eine Vielzahl von Arrangements denkbar und auch sinnvoll. Deshalb werden wir Sie auch bitten, die Gründe für Ihre Entscheidung in Stichpunkten festzuhalten.</text:span></text:p>
      <text:p text:style-name="P4"> </text:p>
      <text:p text:style-name="P9">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behindern. Entscheidender ist beim folgenden Lehrwerksausschnitt jedoch, dass es eine Reihe von Leerstellen lässt, die von den Lehrenden bei ihrer Planung gefüllt werden müssen.</text:p>
      <text:p text:style-name="P4"> </text:p>
      <text:p text:style-name="P4"><draw:frame draw:style-name="fr1" draw:name="Bild8" text:anchor-type="as-char" svg:width="2cm" svg:height="1cm" draw:z-index="8"><draw:image xlink:href="http://www2.goethe.de/lhr/fsp/icons/IconB.gif" xlink:type="simple" xlink:show="embed" xlink:actuate="onLoad"/></draw:frame>  </text:p>
      <text:h text:style-name="P3" text:outline-level="4"><text:soft-page-break/>MATERIAL 5</text:h>
      <text:p text:style-name="P8"><draw:frame draw:style-name="fr1" draw:name="Bild10" text:anchor-type="as-char" svg:width="11.113cm" svg:height="3.598cm" draw:z-index="9"><draw:image xlink:href="Pictures/1000000000000276000000CC4A3D25213265B00C.jpg" xlink:type="simple" xlink:show="embed" xlink:actuate="onLoad" draw:mime-type="image/jpeg"/></draw:frame></text:p>
      <text:p text:style-name="P16"><text:span text:style-name="T42">Aspekte</text:span>, Lehrbuch 1, S. 10.</text:p>
      <text:p text:style-name="P4"> </text:p>
      <text:p text:style-name="P9">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9">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26"><text:span text:style-name="T4">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17">Methode</text:span></text:a><text:span text:style-name="T4">).</text:span></text:p>
      <text:p text:style-name="P9">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26"><text:span text:style-name="T4">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17">Fragen</text:span></text:a><text:span text:style-name="T4">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9">Die folgende Abbildung stellt eine geeignete Klassenraumgestaltung für unsere Bearbeitungsvariante von Material 5 dar.</text:p>
      <text:p text:style-name="P8"><draw:frame draw:style-name="fr1" draw:name="Bild11" text:anchor-type="as-char" svg:width="5.08cm" svg:height="3.14cm" draw:z-index="10"><draw:image xlink:href="Pictures/1000000000000120000000B299952E0A51E9506A.jpg" xlink:type="simple" xlink:show="embed" xlink:actuate="onLoad" draw:mime-type="image/jpeg"/></draw:frame></text:p>
      <text:p text:style-name="P4"> </text:p>
      <text:p text:style-name="P9">Nun bitten wir Sie, vier weitere Materialien auf ähnliche Art und Weise zu bearbeiten, wobei Ihre Begründungen nicht so umfangreich ausfallen müssen. Es reichen jeweils einige Stichpunkte.</text:p>
      <text:section text:style-name="Sect2" text:name="Bereich28">
        <text:p text:style-name="P5"><text:bookmark text:name="AbGrundtext Kopie 14"/><draw:frame draw:style-name="fr1" draw:name="Bild12" text:anchor-type="as-char" svg:width="2cm" svg:height="1cm" draw:z-index="11"><draw:image xlink:href="http://www2.goethe.de/lhr/fsp/icons/IconB.gif" xlink:type="simple" xlink:show="embed" xlink:actuate="onLoad"/></draw:frame></text:p>
      </text:section>
      <text:h text:style-name="P3" text:outline-level="4">MATERIAL 6</text:h>
      <text:p text:style-name="P8"><draw:frame draw:style-name="fr1" draw:name="Bild13" text:anchor-type="as-char" svg:width="11.113cm" svg:height="3.193cm" draw:z-index="12"><draw:image xlink:href="Pictures/1000000000000276000000B5012E8A3ADA9F1142.jpg" xlink:type="simple" xlink:show="embed" xlink:actuate="onLoad" draw:mime-type="image/jpeg"/></draw:frame></text:p>
      <text:p text:style-name="P16"><text:span text:style-name="T42">AusBlick</text:span>, Kursbuch 1, S. 12.</text:p>
      <text:p text:style-name="P4"><draw:frame draw:style-name="fr1" draw:name="Bild14" text:anchor-type="as-char" svg:width="2cm" svg:height="1cm" draw:z-index="13"><draw:image xlink:href="http://www2.goethe.de/lhr/fsp/icons/IconB.gif" xlink:type="simple" xlink:show="embed" xlink:actuate="onLoad"/></draw:frame>  </text:p>
      <text:h text:style-name="P3" text:outline-level="4"><text:soft-page-break/>MATERIAL 7</text:h>
      <text:p text:style-name="P8"><draw:frame draw:style-name="fr1" draw:name="Bild15" text:anchor-type="as-char" svg:width="11.113cm" svg:height="3.722cm" draw:z-index="14"><draw:image xlink:href="Pictures/1000000000000276000000D3FAD850F3D1D5456E.jpg" xlink:type="simple" xlink:show="embed" xlink:actuate="onLoad" draw:mime-type="image/jpeg"/></draw:frame></text:p>
      <text:p text:style-name="P16"><text:span text:style-name="T42">Begegnungen A1 plus</text:span>, Integriertes Kurs- und Arbeitsbuch, S. 45.</text:p>
      <text:p text:style-name="P4"> </text:p>
      <text:p text:style-name="P4"><draw:frame draw:style-name="fr1" draw:name="Bild16" text:anchor-type="as-char" svg:width="2cm" svg:height="1cm" draw:z-index="15"><draw:image xlink:href="http://www2.goethe.de/lhr/fsp/icons/IconB.gif" xlink:type="simple" xlink:show="embed" xlink:actuate="onLoad"/></draw:frame>  </text:p>
      <text:h text:style-name="P3" text:outline-level="4">MATERIAL 8</text:h>
      <text:p text:style-name="P8"><draw:frame draw:style-name="fr1" draw:name="Bild17" text:anchor-type="as-char" svg:width="11.113cm" svg:height="4.851cm" draw:z-index="16"><draw:image xlink:href="Pictures/10000000000002760000011323CA588EC19A96BC.jpg" xlink:type="simple" xlink:show="embed" xlink:actuate="onLoad" draw:mime-type="image/jpeg"/></draw:frame></text:p>
      <text:p text:style-name="P16"><text:span text:style-name="T42">Themen aktuell</text:span>, Kursbuch 3, S. 76.</text:p>
      <text:p text:style-name="P4"> </text:p>
      <text:p text:style-name="P4"><draw:frame draw:style-name="fr1" draw:name="Bild18" text:anchor-type="as-char" svg:width="2cm" svg:height="1cm" draw:z-index="17"><draw:image xlink:href="http://www2.goethe.de/lhr/fsp/icons/IconB.gif" xlink:type="simple" xlink:show="embed" xlink:actuate="onLoad"/></draw:frame>  </text:p>
      <text:h text:style-name="P3" text:outline-level="4">MATERIAL 9</text:h>
      <text:p text:style-name="P8"><draw:frame draw:style-name="fr1" draw:name="Bild19" text:anchor-type="as-char" svg:width="7.938cm" svg:height="5.168cm" draw:z-index="18"><draw:image xlink:href="Pictures/10000000000001C200000125452A882F32261215.jpg" xlink:type="simple" xlink:show="embed" xlink:actuate="onLoad" draw:mime-type="image/jpeg"/></draw:frame></text:p>
      <text:p text:style-name="P16"><text:span text:style-name="T42">Wir</text:span> 1, Lehrbuch, S. 10.</text:p>
      <text:p text:style-name="P4"> </text:p>
      <text:section text:style-name="Sect2" text:name="Bereich29">
        <text:p text:style-name="P28"><text:bookmark text:name="AbGrundtext Kopie 15"/></text:p>
        <text:section text:style-name="Sect2" text:name="Bereich30">
          <text:p text:style-name="P26"><text:bookmark text:name="AbAufgabePrint Kopie 12"/><text:span text:style-name="T48">Bearbeiten Sie jetzt </text:span><text:a xlink:type="simple" xlink:href="https://lernen.goethe.de/moodle/mod/assign/view.php?id=98431964" office:target-frame-name="_blank" xlink:show="new" text:style-name="Internet_20_link" text:visited-style-name="Visited_20_Internet_20_Link"><text:span text:style-name="T47">Aufgabe 31</text:span></text:a><text:span text:style-name="T48"> </text:span><text:span text:style-name="T48"><draw:frame draw:style-name="fr1" draw:name="Bild20" text:anchor-type="as-char" svg:width="2cm" svg:height="1cm" draw:z-index="19"><draw:image xlink:href="http://www2.goethe.de/lhr/fsp/icons/IconP.gif" xlink:type="simple" xlink:show="embed" xlink:actuate="onLoad"/></draw:frame></text:span></text:p>
        </text:section>
        <text:section text:style-name="Sect2" text:name="Bereich31">
          <text:p text:style-name="P12"><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5"> </text:p>
        </text:section>
        <text:section text:style-name="Sect2" text:name="Bereich32">
          <text:p text:style-name="P26"><text:bookmark text:name="AbAufgabePrint Kopie 13"/><text:soft-page-break/><text:span text:style-name="T16">Bearbeiten Sie jetzt </text:span><text:a xlink:type="simple" xlink:href="https://lernen.goethe.de/moodle/mod/wiki/view.php?id=98431967" office:target-frame-name="_blank" xlink:show="new" text:style-name="Internet_20_link" text:visited-style-name="Visited_20_Internet_20_Link"><text:span text:style-name="T19">Aufgabe 32</text:span></text:a><text:span text:style-name="T16"> </text:span><text:span text:style-name="T16"><draw:frame draw:style-name="fr1" draw:name="Bild21" text:anchor-type="as-char" svg:width="2cm" svg:height="1cm" draw:z-index="20"><draw:image xlink:href="http://www2.goethe.de/lhr/fsp/icons/IconP.gif" xlink:type="simple" xlink:show="embed" xlink:actuate="onLoad"/></draw:frame></text:span></text:p>
        </text:section>
        <text:section text:style-name="Sect2" text:name="Bereich33">
          <text:p text:style-name="P26"><text:bookmark text:name="AbGrundtext Kopie 17"/><text:span text:style-name="T16">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19">Kontext</text:span></text:a><text:span text:style-name="T16"> nur schwer realisierbar. Dennoch halten wir es für wichtig, dass Sie die Spannbreite der Möglichkeiten kennenlernen. Dass Lernende wie in Situation A manchmal selbst die Lehrerrolle übernehmen, ist in jedem Klassenraum möglich.</text:span></text:p>
          <text:p text:style-name="P6"><draw:frame draw:style-name="fr1" draw:name="Bild22" text:anchor-type="as-char" svg:width="8.819cm" svg:height="5.468cm" draw:z-index="21"><draw:image xlink:href="Pictures/10000000000000FA0000009B7AFB3EBE52597AA6.jpg" xlink:type="simple" xlink:show="embed" xlink:actuate="onLoad" draw:mime-type="image/jpeg"/></draw:frame></text:p>
          <text:p text:style-name="P17">Situation A</text:p>
          <text:p text:style-name="P10">Situation B wird häufig von unflexiblen Einrichtungen in den Klassenzimmern verhindert. Aber es lassen sich Alternativen vorstellen: Beispielsweise könnte diese Form des Unterrichts auch auf einem Schulhof stattfinden.</text:p>
          <text:p text:style-name="P6"><draw:frame draw:style-name="fr1" draw:name="Bild23" text:anchor-type="as-char" svg:width="8.819cm" svg:height="5.468cm" draw:z-index="22"><draw:image xlink:href="Pictures/10000000000000FA0000009B72711DFE42B7C3BB.jpg" xlink:type="simple" xlink:show="embed" xlink:actuate="onLoad" draw:mime-type="image/jpeg"/></draw:frame></text:p>
          <text:p text:style-name="P17">Situation B</text:p>
          <text:p text:style-name="P10">Bei Situation C denken wir zum Beispiel an einen Unterricht, in dem die Lernenden gemeinsam an Computer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6"><draw:frame draw:style-name="fr1" draw:name="Bild24" text:anchor-type="as-char" svg:width="8.819cm" svg:height="5.468cm" draw:z-index="23"><draw:image xlink:href="Pictures/10000000000000FA0000009BDA9475ED54FDD753.jpg" xlink:type="simple" xlink:show="embed" xlink:actuate="onLoad" draw:mime-type="image/jpeg"/></draw:frame></text:p>
          <text:p text:style-name="P17">Situation C</text:p>
          <text:p text:style-name="P5"> </text:p>
        </text:section>
        <text:h text:style-name="P11" text:outline-level="4">VIRTUELLE UNTERRICHTSLANDSCHAFTEN</text:h>
        <text:p text:style-name="P26"><text:span text:style-name="T5">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18">Wicke</text:span></text:a><text:span text:style-name="T5"> 1993). Die digitale Revolution im Bildungsbereich hat die Wände des traditionellen Klassenzimmers aber sehr viel durchlässiger gemacht. </text:span><text:soft-page-break/><text:span text:style-name="T5">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26"><text:span text:style-name="T5">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18">Einheit 5</text:span></text:a><text:span text:style-name="T5"> bearbeiten. Wenn die bisherigen </text:span><text:a xlink:type="simple" xlink:href="https://lernen.goethe.de/moodle/mod/glossary/showentry.php?eid=2014880&amp;displayformat=dictionary" text:style-name="Internet_20_link" text:visited-style-name="Visited_20_Internet_20_Link"><text:span text:style-name="T18">Aufgaben</text:span></text:a><text:span text:style-name="T5">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18">Einheit 4</text:span></text:a><text:span text:style-name="T5">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18">Sozialformen</text:span></text:a><text:span text:style-name="T5"> des Unterrichts genauer kennenlernen und sich systematisch mit ihrem Einsatz vertraut machen können.</text:span></text:p>
        <text:p text:style-name="P5"> </text:p>
        <text:h text:style-name="P30" text:outline-level="4">ZUSAMMENFASSUNG</text:h>
        <text:p text:style-name="P10">Die Geografie des Klassenraumes wurde zu Beginn des Kapitels vor allem anhand der Anordnung von Tischen und Stühlen oder der Bewegungen der Personen betrachtet. Fraglos handelt es sich dabei um ganz zentrale Elemente der Raumgestaltung. Mit der Unterscheidung von körperlichen und geistigen Bewegungsspielräumen haben wir dann verdeutlicht, dass die Gestaltung einer Unterrichtslandschaft nicht auf diese beiden Aspekte beschränkt bleiben darf.</text:p>
        <text:p text:style-name="P10">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nicht zuletzt die Ausstattung mit Medien oder eine das Lernen unterstützende Wandgestaltung auf das Unterrichtsgeschehen einwirken. Auf all diese Punkte konnten wir in diesem Kapitel nicht im Detail eingehen. Wir möchten Sie deshalb bitten, in den Unterrichtsmitschnitten, denen Sie in diesem und den anderen Einheiten begegnen, immer auch auf den Einfluss des Raumes zu achten und sich dazu Notizen zu machen.</text:p>
        <text:p text:style-name="P10">Bereits die bisherigen Unterrichtsmitschnitte führten uns eindrücklich vor Augen, wie stark Lehrerinnen und Lehrer mit ihrer Gestaltung der Geografie des Klassenraumes einzelne Aspekte des Unterrichts steuern können. Sie ermöglichen und unterstützen dabei nicht nur die Lernprozesse der Kursteilnehmenden. Sie schaffen auch die Grundlage für die sozialen Beziehungen in der Klasse.</text:p>
        <text:p text:style-name="P26"><text:span text:style-name="T5">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18">Kompetenz</text:span></text:a><text:span text:style-name="T5">, ihre methodische </text:span><text:a xlink:type="simple" xlink:href="https://lernen.goethe.de/moodle/mod/glossary/showentry.php?eid=2014994&amp;displayformat=dictionary" text:style-name="Internet_20_link" text:visited-style-name="Visited_20_Internet_20_Link"><text:span text:style-name="T18">Kompetenz</text:span></text:a><text:span text:style-name="T5">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18">Wissen</text:span></text:a><text:span text:style-name="T5"> und Können besser zu verstehen und auszubauen.</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11T18:01:12.292000000</dc:date>
    <meta:editing-duration>PT1H56M25S</meta:editing-duration>
    <meta:editing-cycles>8</meta:editing-cycles>
    <meta:document-statistic meta:table-count="4" meta:image-count="24" meta:object-count="0" meta:page-count="11" meta:paragraph-count="258" meta:word-count="5125" meta:character-count="37118" meta:non-whitespace-character-count="32131"/>
  </office:meta>
</office:document-meta>
</file>